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01cm" table:align="margins" style:shadow="none"/>
    </style:style>
    <style:style style:name="Tabella1.A" style:family="table-column">
      <style:table-column-properties style:column-width="9.895cm" style:rel-column-width="5610*"/>
    </style:style>
    <style:style style:name="Tabella1.B" style:family="table-column">
      <style:table-column-properties style:column-width="9.906cm" style:rel-column-width="5616*"/>
    </style:style>
    <style:style style:name="Tabella1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dddddd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3" style:family="table">
      <style:table-properties style:width="9.807cm" table:align="margins"/>
    </style:style>
    <style:style style:name="Tabella3.A" style:family="table-column">
      <style:table-column-properties style:column-width="4.904cm" style:rel-column-width="32767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bf36b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482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8df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c025c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c025c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7pt" style:font-name-asian="SimSun" style:font-size-asian="7pt" style:font-name-complex="Tahoma" style:font-size-complex="7pt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c089ed" officeooo:paragraph-rsid="00c089ed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c366e"/>
    </style:style>
    <style:style style:name="T7" style:family="text">
      <style:text-properties fo:font-weight="normal" officeooo:rsid="003c366e" style:font-weight-asian="normal" style:font-weight-complex="normal"/>
    </style:style>
    <style:style style:name="T8" style:family="text">
      <style:text-properties fo:font-weight="normal" officeooo:rsid="00bf36ba" style:font-weight-asian="normal" style:font-weight-complex="normal"/>
    </style:style>
    <style:style style:name="T9" style:family="text">
      <style:text-properties officeooo:rsid="00b0f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tinte prodotti ordinati: <text:span text:style-name="T6"><text:placeholder text:placeholder-type="text">&lt;get_filter(data)&gt;</text:placeholder></text:span></text:p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P27">Semilavorato</text:p>
            </table:table-cell>
            <table:table-cell table:style-name="Tabella1.B1" office:value-type="string">
              <text:p text:style-name="P27">Componenti</text:p>
            </table:table-cell>
          </table:table-row>
        </table:table-header-rows>
        <table:table-row>
          <table:table-cell table:style-name="Tabella1.A2" table:number-columns-spanned="2" office:value-type="string">
            <text:p text:style-name="P18"><text:text-input text:description="&lt;for each=&quot;item in load_hw(data)&quot;&gt;">starts for loop</text:text-input></text:p>
          </table:table-cell>
          <table:covered-table-cell/>
        </table:table-row>
        <table:table-row>
          <table:table-cell table:style-name="Tabella1.A3" office:value-type="string">
            <text:p text:style-name="P21"><text:span text:style-name="T6"><text:placeholder text:placeholder-type="text">&lt;item.default_code&gt;</text:placeholder></text:span><text:span text:style-name="T6"> </text:span><text:span text:style-name="T7"><text:placeholder text:placeholder-type="text">&lt;item.name&gt;</text:placeholder></text:span></text:p>
          </table:table-cell>
          <table:table-cell table:style-name="Tabella1.B3" office:value-type="string">
            <table:table table:name="Tabella3" table:style-name="Tabella3">
              <table:table-column table:style-name="Tabella3.A" table:number-columns-repeated="2"/>
              <table:table-row>
                <table:table-cell table:style-name="Tabella3.A1" office:value-type="string">
                  <text:p text:style-name="P23"><text:text-input text:description="&lt;for each=&quot;p in item.half_bom_ids&quot;&gt;">starts for loop</text:text-input></text:p>
                </table:table-cell>
                <table:table-cell table:style-name="Tabella3.B1" office:value-type="string">
                  <text:p text:style-name="P26"/>
                </table:table-cell>
              </table:table-row>
              <table:table-row>
                <table:table-cell table:style-name="Tabella3.A2" office:value-type="string">
                  <text:p text:style-name="P25"><text:span text:style-name="T5"><text:placeholder text:placeholder-type="text">&lt;p.product_id.default_code or ''&gt;</text:placeholder></text:span></text:p>
                </table:table-cell>
                <table:table-cell table:style-name="Tabella3.B2" office:value-type="string">
                  <text:p text:style-name="P25"><text:placeholder text:placeholder-type="text">&lt;p.product_qty&gt;</text:placeholder></text:p>
                </table:table-cell>
              </table:table-row>
              <table:table-row>
                <table:table-cell table:style-name="Tabella3.A2" office:value-type="string">
                  <text:p text:style-name="P24"><text:text-input text:description="&lt;/for&gt;">ends for loop</text:text-input></text:p>
                </table:table-cell>
                <table:table-cell table:style-name="Tabella3.B2" office:value-type="string">
                  <text:p text:style-name="P26"/>
                </table:table-cell>
              </table:table-row>
            </table:table>
            <text:p text:style-name="P25"/>
          </table:table-cell>
        </table:table-row>
        <table:table-row>
          <table:table-cell table:style-name="Tabella1.A4" table:number-columns-spanned="2" office:value-type="string">
            <text:p text:style-name="P20"><text:text-input text:description="&lt;/for&gt;">ends for loop</text:text-input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MPONENTI FINALI SEMILAVORAT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0T17:49:49.537466489</dc:date>
    <dc:creator>thebrush </dc:creator>
    <meta:editing-duration>PT16H39M9S</meta:editing-duration>
    <meta:editing-cycles>186</meta:editing-cycles>
    <meta:document-statistic meta:table-count="2" meta:image-count="0" meta:object-count="0" meta:page-count="1" meta:paragraph-count="12" meta:word-count="43" meta:character-count="299" meta:non-whitespace-character-count="274"/>
  </office:meta>
</office:document-meta>
</file>